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1" svg:font-family="'Liberation Serif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1" fo:language="en" fo:country="US" style:font-name-asian="Liberation Serif1" style:language-asian="en" style:country-asian="US" style:font-name-complex="Liberation Serif1" style:language-complex="en" style:country-complex="US"/>
    </style:style>
    <style:style style:name="P2" style:family="paragraph" style:parent-style-name="Standard">
      <style:text-properties style:font-name="Liberation Serif1" fo:language="en" fo:country="US" fo:font-weight="bold" style:font-name-asian="Liberation Serif1" style:language-asian="en" style:country-asian="US" style:font-weight-asian="bold" style:font-name-complex="Liberation Serif1" style:language-complex="en" style:country-complex="US" style:font-weight-complex="bold"/>
    </style:style>
    <style:style style:name="P3" style:family="paragraph" style:parent-style-name="Standard">
      <style:text-properties style:font-name="FreeMono" fo:language="en" fo:country="US" fo:font-weight="normal" style:font-name-asian="Liberation Serif1" style:language-asian="en" style:country-asian="US" style:font-weight-asian="normal" style:font-name-complex="Liberation Serif1" style:language-complex="en" style:country-complex="US" style:font-weight-complex="normal"/>
    </style:style>
    <style:style style:name="P4" style:family="paragraph" style:parent-style-name="Standard">
      <style:text-properties style:font-name="FreeMono" fo:language="en" fo:country="US" style:font-name-asian="Liberation Serif1" style:language-asian="en" style:country-asian="US" style:font-name-complex="Liberation Serif1" style:language-complex="en" style:country-complex="US"/>
    </style:style>
    <style:style style:name="P5" style:family="paragraph" style:parent-style-name="Horizontal_20_Line">
      <style:text-properties style:font-name="Liberation Serif1" fo:language="en" fo:country="US" style:font-name-asian="Liberation Serif1" style:language-asian="en" style:country-asian="US" style:font-name-complex="Liberation Serif1" style:language-complex="en" style:country-complex="U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/*</text:p>
      <text:p text:style-name="P4"><text:s/>* Braden Licastro</text:p>
      <text:p text:style-name="P4"><text:s/>* Computer Science 210</text:p>
      <text:p text:style-name="P4"><text:s/>* Lab 7 - Fall Semester 2011-12</text:p>
      <text:p text:style-name="P4"><text:s/>* Exercise 1</text:p>
      <text:p text:style-name="P4"><text:s/>* String Reverser</text:p>
      <text:p text:style-name="P4"><text:s/>*/</text:p>
      <text:p text:style-name="P4"/>
      <text:p text:style-name="P4">/*</text:p>
      <text:p text:style-name="P4"><text:s/>* MAXSIZE: Maximum array length.</text:p>
      <text:p text:style-name="P4"><text:s/>* ZERO: Number 0.</text:p>
      <text:p text:style-name="P4"><text:s/>* c: holds the current character</text:p>
      <text:p text:style-name="P4"><text:s/>* i: universal counter</text:p>
      <text:p text:style-name="P4"><text:s/>* length: the length of the array</text:p>
      <text:p text:style-name="P4"><text:s/>* array: the array used to hold the string</text:p>
      <text:p text:style-name="P4"><text:s/>*/</text:p>
      <text:p text:style-name="P4"/>
      <text:p text:style-name="P4">#include&lt;stdio.h&gt;</text:p>
      <text:p text:style-name="P4"/>
      <text:p text:style-name="P4">#define MAXSIZE 1000</text:p>
      <text:p text:style-name="P4">#define ZERO 0</text:p>
      <text:p text:style-name="P4"/>
      <text:p text:style-name="P4">int arrlen(int []);</text:p>
      <text:p text:style-name="P4">int reverse(int [], int);</text:p>
      <text:p text:style-name="P4"/>
      <text:p text:style-name="P4">main()</text:p>
      <text:p text:style-name="P4">{</text:p>
      <text:p text:style-name="P4"><text:s text:c="2"/>int c, i = ZERO, length = ZERO;</text:p>
      <text:p text:style-name="P4"><text:s text:c="2"/>int array[MAXSIZE];</text:p>
      <text:p text:style-name="P4"/>
      <text:p text:style-name="P4"><text:s text:c="2"/>printf("Input: \n");</text:p>
      <text:p text:style-name="P4"/>
      <text:p text:style-name="P4"><text:s text:c="2"/>while((c=getchar()) != EOF)</text:p>
      <text:p text:style-name="P4"><text:s text:c="4"/>{</text:p>
      <text:p text:style-name="P4"><text:tab/> <text:s/>array[i++] = c; /*Read them into an array*/</text:p>
      <text:p text:style-name="P4"><text:tab/> <text:s/>putchar(c);</text:p>
      <text:p text:style-name="P4"><text:s text:c="4"/>}</text:p>
      <text:p text:style-name="P4"/>
      <text:p text:style-name="P4"><text:s text:c="2"/>array[i] = '\0'; /* terminate the array */</text:p>
      <text:p text:style-name="P4"><text:s text:c="2"/></text:p>
      <text:p text:style-name="P4"><text:s text:c="2"/>length = arrlen(array);</text:p>
      <text:p text:style-name="P4"/>
      <text:p text:style-name="P4"><text:s text:c="2"/>reverse(array, length);</text:p>
      <text:p text:style-name="P4"/>
      <text:p text:style-name="P4"><text:s text:c="2"/>printf("\nOutput:\n");</text:p>
      <text:p text:style-name="P4"><text:s text:c="2"/>for(i=ZERO;i&lt;length;++i)</text:p>
      <text:p text:style-name="P4"><text:s text:c="4"/>{</text:p>
      <text:p text:style-name="P4"><text:s text:c="6"/>putchar(array[i]);</text:p>
      <text:p text:style-name="P4"><text:s text:c="4"/>}</text:p>
      <text:p text:style-name="P4">}</text:p>
      <text:p text:style-name="P4"/>
      <text:p text:style-name="P4"><text:soft-page-break/>//Returns the length of the array.</text:p>
      <text:p text:style-name="P4">int arrlen(int array[])</text:p>
      <text:p text:style-name="P4">{</text:p>
      <text:p text:style-name="P4"><text:s text:c="2"/>int i;</text:p>
      <text:p text:style-name="P4"/>
      <text:p text:style-name="P4"><text:s text:c="2"/>for(i=ZERO;array[i] != '\0';++i);</text:p>
      <text:p text:style-name="P4"><text:s text:c="2"/></text:p>
      <text:p text:style-name="P4"><text:s text:c="2"/>return i;</text:p>
      <text:p text:style-name="P4">}</text:p>
      <text:p text:style-name="P4"/>
      <text:p text:style-name="P4">reverse(int array[], int length)</text:p>
      <text:p text:style-name="P4">{</text:p>
      <text:p text:style-name="P4"><text:s text:c="2"/>int i = ZERO, c, l = length;</text:p>
      <text:p text:style-name="P4"><text:s text:c="2"/>while (i &lt; (length-1) &amp;&amp; i != (length-1))</text:p>
      <text:p text:style-name="P4"><text:s text:c="4"/>{</text:p>
      <text:p text:style-name="P4"><text:s text:c="6"/>c = array[i];</text:p>
      <text:p text:style-name="P4"><text:s text:c="6"/>array[i] = array[(length - 1)];</text:p>
      <text:p text:style-name="P4"><text:s text:c="6"/>array[(length - 1)] = c;</text:p>
      <text:p text:style-name="P4"><text:s text:c="6"/>i++;</text:p>
      <text:p text:style-name="P4"><text:s text:c="6"/>length--;</text:p>
      <text:p text:style-name="P4"><text:s text:c="4"/>}</text:p>
      <text:p text:style-name="P4">}</text:p>
      <text:p text:style-name="P5"/>
      <text:p text:style-name="P2">I/O I:</text:p>
      <text:p text:style-name="P4">Input: </text:p>
      <text:p text:style-name="P4">Maine, the way life should be!</text:p>
      <text:p text:style-name="P4">Output:</text:p>
      <text:p text:style-name="P4">!eb dluohs efil yaw eht ,eniaM</text:p>
      <text:p text:style-name="P1"/>
      <text:p text:style-name="P2">I/O II:</text:p>
      <text:p text:style-name="P3">Input: </text:p>
      <text:p text:style-name="P3">Programming in MIPS is fun!</text:p>
      <text:p text:style-name="P3">Output:</text:p>
      <text:p text:style-name="P3">!nuf si SPIM ni gnimmargor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1" svg:font-family="'Liberation Serif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raden Licastro</meta:initial-creator>
    <meta:creation-date>2011-11-29T19:47:06</meta:creation-date>
    <meta:document-statistic meta:table-count="0" meta:image-count="0" meta:object-count="0" meta:page-count="2" meta:paragraph-count="70" meta:word-count="208" meta:character-count="1254"/>
    <dc:date>2011-11-29T19:52:33</dc:date>
    <dc:creator>Braden Licastro</dc:creator>
    <meta:editing-duration>PT00H05M31S</meta:editing-duration>
    <meta:editing-cycles>1</meta:editing-cycles>
    <meta:generator>OpenOffice.org/3.2$Linux OpenOffice.org_project/320m12$Build-9483</meta:generator>
  </office:meta>
</office:document-meta>
</file>